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7.2271in" fo:margin-left="-0.0646in" table:align="left"/>
    </style:style>
    <style:style style:name="header.A" style:family="table-column">
      <style:table-column-properties style:column-width="2.0188in"/>
    </style:style>
    <style:style style:name="header.B" style:family="table-column">
      <style:table-column-properties style:column-width="5.2083in"/>
    </style:style>
    <style:style style:name="header.A1" style:family="table-cell">
      <style:table-cell-properties fo:padding="0.0382in" fo:border="none"/>
    </style:style>
    <style:style style:name="header.A3" style:family="table-cell">
      <style:table-cell-properties fo:background-color="#ffffff" fo:padding="0.0382in" fo:border="none">
        <style:background-image/>
      </style:table-cell-properties>
    </style:style>
    <style:style style:name="header.B3" style:family="table-cell">
      <style:table-cell-properties fo:padding="0.0382in" fo:border-left="none" fo:border-right="none" fo:border-top="0.05pt solid #000000" fo:border-bottom="none"/>
    </style:style>
    <style:style style:name="header.A8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header.B8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2271in" fo:margin-left="-0.0646in" fo:margin-right="-0.3792in" table:align="margins"/>
    </style:style>
    <style:style style:name="Table1.A" style:family="table-column">
      <style:table-column-properties style:column-width="0.3535in" style:rel-column-width="3205*"/>
    </style:style>
    <style:style style:name="Table1.B" style:family="table-column">
      <style:table-column-properties style:column-width="4.4944in" style:rel-column-width="40755*"/>
    </style:style>
    <style:style style:name="Table1.C" style:family="table-column">
      <style:table-column-properties style:column-width="0.2771in" style:rel-column-width="2512*"/>
    </style:style>
    <style:style style:name="Table1.D" style:family="table-column">
      <style:table-column-properties style:column-width="0.5979in" style:rel-column-width="5421*"/>
    </style:style>
    <style:style style:name="Table1.E" style:family="table-column">
      <style:table-column-properties style:column-width="0.6236in" style:rel-column-width="5654*"/>
    </style:style>
    <style:style style:name="Table1.F" style:family="table-column">
      <style:table-column-properties style:column-width="0.8806in" style:rel-column-width="7988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ffff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4.3451in" table:align="right"/>
    </style:style>
    <style:style style:name="Table2.A" style:family="table-column">
      <style:table-column-properties style:column-width="0.259in"/>
    </style:style>
    <style:style style:name="Table2.B" style:family="table-column">
      <style:table-column-properties style:column-width="4.0861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4.0007in" table:align="right"/>
    </style:style>
    <style:style style:name="Table5.A" style:family="table-column">
      <style:table-column-properties style:column-width="0.2806in"/>
    </style:style>
    <style:style style:name="Table5.B" style:family="table-column">
      <style:table-column-properties style:column-width="3.7201in"/>
    </style:style>
    <style:style style:name="Table5.A1" style:family="table-cell">
      <style:table-cell-properties fo:padding="0.0382in" fo:border-left="0.05pt solid #808080" fo:border-right="none" fo:border-top="0.05pt solid #808080" fo:border-bottom="0.05pt solid #808080"/>
    </style:style>
    <style:style style:name="Table5.B1" style:family="table-cell">
      <style:table-cell-properties fo:padding="0.0382in" fo:border="0.05pt solid #808080"/>
    </style:style>
    <style:style style:name="Table4" style:family="table">
      <style:table-properties style:width="7.2278in" fo:margin-left="-0.0646in" fo:margin-right="-0.3799in" table:align="margins"/>
    </style:style>
    <style:style style:name="Table4.A" style:family="table-column">
      <style:table-column-properties style:column-width="0.6042in" style:rel-column-width="5478*"/>
    </style:style>
    <style:style style:name="Table4.B" style:family="table-column">
      <style:table-column-properties style:column-width="2.8486in" style:rel-column-width="25828*"/>
    </style:style>
    <style:style style:name="Table4.C" style:family="table-column">
      <style:table-column-properties style:column-width="0.8618in" style:rel-column-width="7814*"/>
    </style:style>
    <style:style style:name="Table4.D" style:family="table-column">
      <style:table-column-properties style:column-width="2.9132in" style:rel-column-width="26415*"/>
    </style:style>
    <style:style style:name="Table4.A1" style:family="table-cell">
      <style:table-cell-properties fo:background-color="#ffffff" fo:padding="0.0382in" fo:border="0.05pt solid #000000">
        <style:background-image/>
      </style:table-cell-properties>
    </style:style>
    <style:style style:name="Table4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083in" fo:margin-left="0.1347in" table:align="left"/>
    </style:style>
    <style:style style:name="Table3.A" style:family="table-column">
      <style:table-column-properties style:column-width="1.4021in"/>
    </style:style>
    <style:style style:name="Table3.B" style:family="table-column">
      <style:table-column-properties style:column-width="1.0153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3278in"/>
    </style:style>
    <style:style style:name="Table3.E" style:family="table-column">
      <style:table-column-properties style:column-width="1.7813in"/>
    </style:style>
    <style:style style:name="Table3.F" style:family="table-column">
      <style:table-column-properties style:column-width="1.6667in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text-properties fo:font-size="7pt" fo:font-style="italic" style:font-size-asian="7pt" style:font-style-asian="italic" style:font-size-complex="7pt" style:font-style-complex="italic"/>
    </style:style>
    <style:style style:name="P7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text-properties fo:color="#000000"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6pt" fo:font-weight="bold" style:font-size-asian="6pt" style:font-weight-asian="bold" style:font-size-complex="6pt" style:font-weight-complex="bold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23" style:family="paragraph" style:parent-style-name="Text_20_body">
      <style:text-properties fo:font-size="8pt" style:font-size-asian="7pt" style:font-size-complex="8pt"/>
    </style:style>
    <style:style style:name="P24" style:family="paragraph" style:parent-style-name="Standard" style:master-page-name="">
      <style:paragraph-properties style:page-number="auto" fo:break-after="page" fo:keep-with-next="auto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 fo:background-color="#cccccc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background-color="#ffffff">
        <style:background-image/>
      </style:paragraph-properties>
      <style:text-properties fo:color="#000000" fo:font-size="7pt" fo:font-weight="bol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background-color="#ffffff">
        <style:background-image/>
      </style:paragraph-properties>
      <style:text-properties fo:color="#000000" fo:font-size="6pt" fo:font-weight="bold" style:font-size-asian="6pt" style:font-weight-asian="bold" style:font-size-complex="6pt" style:font-weight-complex="bold"/>
    </style:style>
    <style:style style:name="P30" style:family="paragraph" style:parent-style-name="Standard">
      <style:paragraph-properties fo:margin-left="0in" fo:margin-right="-0.0646in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0008in" fo:margin-right="-0.1984in" fo:text-indent="0in" style:auto-text-indent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1db27a"/>
    </style:style>
    <style:style style:name="T6" style:family="text">
      <style:text-properties officeooo:rsid="001e64fa"/>
    </style:style>
    <style:style style:name="Sect1" style:family="section">
      <style:section-properties fo:margin-left="-0.0929in" fo:margin-right="0.002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text:script script:language="JOOScript">@text:section
[#list nalozi.nalog as nl]
@/text:section
[/#list]</text:script></text:p>
        <table:table table:name="header" table:style-name="header">
          <table:table-column table:style-name="header.A"/>
          <table:table-column table:style-name="header.B"/>
          <table:table-row>
            <table:table-cell table:style-name="header.A1" table:number-columns-spanned="2" office:value-type="string">
              <text:p text:style-name="P7"><text:s/>${nalozi.fdesc}</text:p>
            </table:table-cell>
            <table:covered-table-cell/>
          </table:table-row>
          <table:table-row>
            <table:table-cell table:style-name="header.A1" office:value-type="string">
              <text:p text:style-name="P9"/>
            </table:table-cell>
            <table:table-cell table:style-name="header.A1" office:value-type="string">
              <text:p text:style-name="P8"><text:span text:style-name="T1">${nalozi.desc} ${nalozi.no}<text:line-break/></text:span><text:span text:style-name="T2">(${nl.gr_no}) / ${nl.gr_desc}<text:line-break/>stranica naloga ${nl.pg_no} / ${nl.pg_total}</text:span></text:p>
            </table:table-cell>
          </table:table-row>
          <table:table-row>
            <table:table-cell table:style-name="header.A3" office:value-type="string">
              <text:p text:style-name="P26">Osnovni podaci naloga /</text:p>
            </table:table-cell>
            <table:table-cell table:style-name="header.B3" office:value-type="string">
              <text:p text:style-name="P12"><text:span text:style-name="T3">datum:</text:span> ${nalozi.date} <text:span text:style-name="T3">u</text:span> ${nalozi.time}</text:p>
            </table:table-cell>
          </table:table-row>
          <table:table-row>
            <table:table-cell table:style-name="header.A1" office:value-type="string">
              <text:p text:style-name="P10"/>
            </table:table-cell>
            <table:table-cell table:style-name="header.A1" office:value-type="string">
              <text:p text:style-name="P13">datum isporuke: <text:span text:style-name="T1">${nalozi.d_date}</text:span> u <text:span text:style-name="T1">${nalozi.d_time}, </text:span>mjesto: <text:span text:style-name="T1">${nalozi.d_place}</text:span></text:p>
            </table:table-cell>
          </table:table-row>
          <table:table-row>
            <table:table-cell table:style-name="header.A1" office:value-type="string">
              <text:p text:style-name="P10"/>
            </table:table-cell>
            <table:table-cell table:style-name="header.A1" office:value-type="string">
              <text:p text:style-name="P13">objekat: <text:span text:style-name="T1">${nalozi.ob_desc}</text:span> prioritet: <text:span text:style-name="T1">${nalozi.prior}</text:span></text:p>
            </table:table-cell>
          </table:table-row>
          <table:table-row>
            <table:table-cell table:style-name="header.A3" office:value-type="string">
              <text:p text:style-name="P28">Podaci naručioca/kontakti /</text:p>
            </table:table-cell>
            <table:table-cell table:style-name="header.A1" office:value-type="string">
              <text:p text:style-name="P13"><text:span text:style-name="T1">${nalozi.cust_desc}</text:span>, ${nalozi.cust_adr}, tel: ${nalozi.cust_tel}</text:p>
            </table:table-cell>
          </table:table-row>
          <table:table-row>
            <table:table-cell table:style-name="header.A1" office:value-type="string">
              <text:p text:style-name="P11"/>
            </table:table-cell>
            <table:table-cell table:style-name="header.A1" office:value-type="string">
              <text:p text:style-name="P13">${nalozi.cont_desc}, ${nalozi.cont_tel}, ${nalozi.cont_desc_2}, ${nalozi.cont_desc_3} </text:p>
            </table:table-cell>
          </table:table-row>
          <table:table-row>
            <table:table-cell table:style-name="header.A8" office:value-type="string">
              <text:p text:style-name="P26">Ostale napoemene /</text:p>
            </table:table-cell>
            <table:table-cell table:style-name="header.B8" office:value-type="string">
              <text:p text:style-name="P13"><text:span text:style-name="T6">${nalozi.desc_3}, </text:span>${nalozi.desc_2}</text:p>
            </table:table-cell>
          </table:table-row>
        </table:table>
        <text:p text:style-name="P2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>
            <table:table-cell table:style-name="Table1.A1" office:value-type="string">
              <text:p text:style-name="P17">R.br</text:p>
            </table:table-cell>
            <table:table-cell table:style-name="Table1.A1" office:value-type="string">
              <text:p text:style-name="P29">Artikal naziv / Element / operacija</text:p>
            </table:table-cell>
            <table:table-cell table:style-name="Table1.A1" office:value-type="string">
              <text:p text:style-name="P17">Tip</text:p>
            </table:table-cell>
            <table:table-cell table:style-name="Table1.A1" office:value-type="string">
              <text:p text:style-name="P18">Širina (mm)</text:p>
            </table:table-cell>
            <table:table-cell table:style-name="Table1.A1" office:value-type="string">
              <text:p text:style-name="P18">Dužina (mm)</text:p>
            </table:table-cell>
            <table:table-cell table:style-name="Table1.F1" office:value-type="string">
              <text:p text:style-name="P18">Količina</text:p>
            </table:table-cell>
          </table:table-row>
          <table:table-row table:style-name="Table1.2">
            <table:table-cell table:style-name="Table1.A2" office:value-type="string">
              <text:p text:style-name="P14"><text:script script:language="JOOScript">@table:table-row
[#list nl.item as it]
@/table:table-row
[/#list]</text:script>${it.no} </text:p>
            </table:table-cell>
            <table:table-cell table:style-name="Table1.B2" office:value-type="string">
              <text:p text:style-name="P13">${it.desc} / ${it.note}</text:p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15"><text:script script:language="JOOScript">@table:table-row
[#list it.element as el]
@/table:table-row
[/#list]</text:script> ${el.no}</text:p>
                  </table:table-cell>
                  <table:table-cell table:style-name="Table2.A1" office:value-type="string">
                    <text:p text:style-name="P15">${el.desc}</text:p>
                    <table:table table:name="Table5" table:style-name="Table5">
                      <table:table-column table:style-name="Table5.A"/>
                      <table:table-column table:style-name="Table5.B"/>
                      <table:table-row>
                        <table:table-cell table:style-name="Table5.A1" office:value-type="string">
                          <text:p text:style-name="P15"><text:script script:language="JOOScript">@table:table-row
[#list el.oper as op]
@/table:table-row
[/#list]</text:script> ${op.cnt}</text:p>
                        </table:table-cell>
                        <table:table-cell table:style-name="Table5.B1" office:value-type="string">
                          <text:p text:style-name="P15">${op.op_desc} ${op.att_desc}, ${op.att_val} / ${op.notes} </text:p>
                        </table:table-cell>
                      </table:table-row>
                    </table:table>
                    <text:p text:style-name="P15"/>
                  </table:table-cell>
                </table:table-row>
              </table:table>
              <text:p text:style-name="P13"/>
            </table:table-cell>
            <table:table-cell table:style-name="Table1.C2" office:value-type="string">
              <text:p text:style-name="P13">${it.type}</text:p>
            </table:table-cell>
            <table:table-cell table:style-name="Table1.D2" office:value-type="string">
              <text:p text:style-name="P14"><text:s text:c="2"/>${it.w}</text:p>
            </table:table-cell>
            <table:table-cell table:style-name="Table1.E2" office:value-type="string">
              <text:p text:style-name="P14">${it.h}</text:p>
            </table:table-cell>
            <table:table-cell table:style-name="Table1.F2" office:value-type="string">
              <text:p text:style-name="P14">${it.kol}</text:p>
            </table:table-cell>
          </table:table-row>
          <table:table-row table:style-name="Table1.2">
            <table:table-cell table:style-name="Table1.A3" table:number-columns-spanned="3" office:value-type="string">
              <text:p text:style-name="P2"/>
            </table:table-cell>
            <table:covered-table-cell/>
            <table:covered-table-cell/>
            <table:table-cell table:style-name="Table1.D3" table:number-columns-spanned="2" office:value-type="string">
              <text:p text:style-name="P3">UKUPNO:</text:p>
            </table:table-cell>
            <table:covered-table-cell/>
            <table:table-cell table:style-name="Table1.F3" office:value-type="string">
              <text:p text:style-name="P25">${nl.qtty}</text:p>
            </table:table-cell>
          </table:table-row>
        </table:table>
        <text:p text:style-name="P19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table:number-columns-spanned="4" office:value-type="string">
              <text:p text:style-name="P27">REKAPITULACIJA DODATNOG REPROMATERIJALA</text:p>
            </table:table-cell>
            <table:covered-table-cell/>
            <table:covered-table-cell/>
            <table:covered-table-cell/>
          </table:table-row>
          <table:table-row>
            <table:table-cell table:style-name="Table4.A2" office:value-type="string">
              <text:p text:style-name="P3"><text:span text:style-name="T5">(St.)</text:span>R.br</text:p>
            </table:table-cell>
            <table:table-cell table:style-name="Table4.A2" office:value-type="string">
              <text:p text:style-name="P3">Šifra i naziv </text:p>
            </table:table-cell>
            <table:table-cell table:style-name="Table4.A2" office:value-type="string">
              <text:p text:style-name="P3">Količina</text:p>
            </table:table-cell>
            <table:table-cell table:style-name="Table4.D2" office:value-type="string">
              <text:p text:style-name="P3">Dodatne napomene:</text:p>
            </table:table-cell>
          </table:table-row>
          <table:table-row>
            <table:table-cell table:style-name="Table4.A3" office:value-type="string">
              <text:p text:style-name="P4"><text:script script:language="JOOScript">@table:table-row
[#list nl.rekap.item as ri]
@/table:table-row
[/#list]</text:script> ${ri.no}</text:p>
            </table:table-cell>
            <table:table-cell table:style-name="Table4.B3" office:value-type="string">
              <text:p text:style-name="P4">${ri.id} - ${ri.desc}</text:p>
            </table:table-cell>
            <table:table-cell table:style-name="Table4.C3" office:value-type="string">
              <text:p text:style-name="P5">${ri.qtty}</text:p>
            </table:table-cell>
            <table:table-cell table:style-name="Table4.D3" office:value-type="string">
              <text:p text:style-name="P6">${ri.notes}</text:p>
            </table:table-cell>
          </table:table-row>
        </table:table>
        <text:p text:style-name="P19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office:value-type="string">
              <text:p text:style-name="P16">Vrsta plaćanja:</text:p>
            </table:table-cell>
            <table:table-cell table:style-name="Table3.A1" office:value-type="string">
              <text:p text:style-name="P15">${nalozi.vrpl}</text:p>
            </table:table-cell>
            <table:table-cell table:style-name="Table3.A1" office:value-type="string">
              <text:p text:style-name="P15"/>
            </table:table-cell>
            <table:table-cell table:style-name="Table3.A1" office:value-type="string">
              <text:p text:style-name="P16"/>
            </table:table-cell>
            <table:table-cell table:style-name="Table3.A1" office:value-type="string">
              <text:p text:style-name="P16">Nalog izdao:</text:p>
            </table:table-cell>
            <table:table-cell table:style-name="Table3.A1" office:value-type="string">
              <text:p text:style-name="P31">${nalozi.oper}</text:p>
            </table:table-cell>
          </table:table-row>
          <table:table-row>
            <table:table-cell table:style-name="Table3.A1" office:value-type="string">
              <text:p text:style-name="P16"/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6"/>
            </table:table-cell>
            <table:table-cell table:style-name="Table3.A1" office:value-type="string">
              <text:p text:style-name="P14">Nalog štampao:</text:p>
            </table:table-cell>
            <table:table-cell table:style-name="Table3.A1" office:value-type="string">
              <text:p text:style-name="P15">${nalozi.oper_print}</text:p>
            </table:table-cell>
          </table:table-row>
          <table:table-row>
            <table:table-cell table:style-name="Table3.A1" office:value-type="string">
              <text:p text:style-name="P16">Konačan proizvod validan:</text:p>
            </table:table-cell>
            <table:table-cell table:style-name="Table3.A1" office:value-type="string">
              <text:p text:style-name="P12">DA <text:s text:c="2"/>/ <text:s text:c="2"/>NE</text:p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6"/>
            </table:table-cell>
            <table:table-cell table:style-name="Table3.A1" office:value-type="string">
              <text:p text:style-name="P14">Vrijeme:</text:p>
            </table:table-cell>
            <table:table-cell table:style-name="Table3.A1" office:value-type="string">
              <text:p text:style-name="P15">${nalozi.pr_time}</text:p>
            </table:table-cell>
          </table:table-row>
        </table:table>
        <text:p text:style-name="P19"/>
        <text:p text:style-name="P20"><text:s text:c="25"/><text:span text:style-name="T4">Verifikacija poslovođe</text:span><text:span text:style-name="T4">: <text:s/></text:span><text:s text:c="19"/></text:p>
        <text:p text:style-name="P30"><text:s text:c="11"/></text:p>
        <text:p text:style-name="P30"><text:s text:c="11"/>_____________________________ <text:s text:c="22"/></text:p>
        <text:p text:style-name="P21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meta:initial-creator>Mirko Nasato</meta:initial-creator>
    <meta:creation-date>2006-07-20T18:40:33</meta:creation-date>
    <dc:date>2014-03-27T09:18:04</dc:date>
    <dc:language>en-GB</dc:language>
    <meta:editing-cycles>286</meta:editing-cycles>
    <meta:editing-duration>PT8H56M45S</meta:editing-duration>
    <meta:document-statistic meta:table-count="6" meta:image-count="0" meta:object-count="0" meta:page-count="1" meta:paragraph-count="52" meta:word-count="113" meta:character-count="1213" meta:non-whitespace-character-count="1045"/>
    <meta:user-defined meta:name="Info 1"/>
    <meta:user-defined meta:name="Info 2"/>
    <meta:user-defined meta:name="Info 3"/>
    <meta:user-defined meta:name="Info 4"/>
  </office:meta>
</office:document-meta>
</file>